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none"/>
    </style:style>
    <style:style style:name="Tableau6" style:family="table">
      <style:table-properties style:width="17cm" table:align="margins" style:writing-mode="lr-tb"/>
    </style:style>
    <style:style style:name="Tableau6.A" style:family="table-column">
      <style:table-column-properties style:column-width="8.5cm" style:rel-column-width="32767*"/>
    </style:style>
    <style:style style:name="Tableau6.B" style:family="table-column">
      <style:table-column-properties style:column-width="8.5cm" style:rel-column-width="32768*"/>
    </style:style>
    <style:style style:name="Tableau6.A1" style:family="table-cell">
      <style:table-cell-properties fo:padding="0.097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 style:parent-style-name="Table_20_Contents">
      <style:text-properties style:text-underline-style="none" fo:font-weight="normal" style:font-weight-asian="normal" style:font-weight-complex="normal"/>
    </style:style>
    <style:style style:name="P6" style:family="paragraph" style:parent-style-name="Standard" style:master-page-name="First_20_Page">
      <style:paragraph-properties fo:text-align="end" style:justify-single-word="false" style:page-number="auto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tracked-changes text:track-changes="false">
        <text:changed-region xml:id="ct163634960" text:id="ct163634960">
          <text:insertion>
            <office:change-info>
              <dc:creator>Gauthier Bastien</dc:creator>
              <dc:date>2012-02-16T10:54:00</dc:date>
            </office:change-info>
          </text:insertion>
        </text:changed-region>
        <text:changed-region xml:id="ct163862616" text:id="ct163862616">
          <text:insertion>
            <office:change-info>
              <dc:creator>Gauthier Bastien</dc:creator>
              <dc:date>2012-02-16T10:22:00</dc:date>
            </office:change-info>
          </text:insertion>
        </text:changed-region>
        <text:changed-region xml:id="ct163867848" text:id="ct163867848">
          <text:insertion>
            <office:change-info>
              <dc:creator>Gauthier Bastien</dc:creator>
              <dc:date>2012-05-15T13:17:00</dc:date>
            </office:change-info>
          </text:insertion>
        </text:changed-region>
        <text:changed-region xml:id="ct163933080" text:id="ct163933080">
          <text:insertion>
            <office:change-info>
              <dc:creator>Gauthier Bastien</dc:creator>
              <dc:date>2012-05-15T13:16:00</dc:date>
            </office:change-info>
          </text:insertion>
        </text:changed-region>
        <text:changed-region xml:id="ct163869752" text:id="ct163869752">
          <text:insertion>
            <office:change-info>
              <dc:creator>Gauthier Bastien</dc:creator>
              <dc:date>2012-05-15T13:10:00</dc:date>
            </office:change-info>
          </text:insertion>
        </text:changed-region>
        <text:changed-region xml:id="ct163929280" text:id="ct163929280">
          <text:insertion>
            <office:change-info>
              <dc:creator>Gauthier Bastien</dc:creator>
              <dc:date>2012-05-15T13:10:00</dc:date>
            </office:change-info>
          </text:insertion>
        </text:changed-region>
        <text:changed-region xml:id="ct163532416" text:id="ct163532416">
          <text:insertion>
            <office:change-info>
              <dc:creator>Gauthier Bastien</dc:creator>
              <dc:date>2012-05-15T13:17:00</dc:date>
            </office:change-info>
          </text:insertion>
        </text:changed-region>
        <text:changed-region xml:id="ct163530680" text:id="ct163530680">
          <text:insertion>
            <office:change-info>
              <dc:creator>Gauthier Bastien</dc:creator>
              <dc:date>2012-05-15T13:17:00</dc:date>
            </office:change-info>
          </text:insertion>
        </text:changed-region>
        <text:changed-region xml:id="ct163928488" text:id="ct163928488">
          <text:insertion>
            <office:change-info>
              <dc:creator>Gauthier Bastien</dc:creator>
              <dc:date>2012-05-15T13:11:00</dc:date>
            </office:change-info>
          </text:insertion>
        </text:changed-region>
        <text:changed-region xml:id="ct163995232" text:id="ct163995232">
          <text:insertion>
            <office:change-info>
              <dc:creator>Gauthier Bastien</dc:creator>
              <dc:date>2012-05-15T13:11:00</dc:date>
            </office:change-info>
          </text:insertion>
        </text:changed-region>
        <text:changed-region xml:id="ct163661808" text:id="ct163661808">
          <text:insertion>
            <office:change-info>
              <dc:creator>Gauthier Bastien</dc:creator>
              <dc:date>2012-02-16T10:28:00</dc:date>
            </office:change-info>
          </text:insertion>
        </text:changed-region>
        <text:changed-region xml:id="ct163933224" text:id="ct163933224">
          <text:insertion>
            <office:change-info>
              <dc:creator>Gauthier Bastien</dc:creator>
              <dc:date>2012-02-16T10:28:00</dc:date>
            </office:change-info>
          </text:insertion>
        </text:changed-region>
        <text:changed-region xml:id="ct163537120" text:id="ct163537120">
          <text:insertion>
            <office:change-info>
              <dc:creator>Gauthier Bastien</dc:creator>
              <dc:date>2012-02-16T10:28:00</dc:date>
            </office:change-info>
          </text:insertion>
        </text:changed-region>
        <text:changed-region xml:id="ct164028984" text:id="ct164028984">
          <text:insertion>
            <office:change-info>
              <dc:creator>Gauthier Bastien</dc:creator>
              <dc:date>2012-02-16T10:2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date style:data-style-name="N36" text:date-value="2012-07-02T16:42:45">02/07/2012</text:dat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Madame la Conseillère,</text:p>
      <text:p text:style-name="Standard"><text:tab/><text:tab/>Monsieur le Conseiller,</text:p>
      <text:p text:style-name="Standard"/>
      <text:p text:style-name="Standard"/>
      <text:p text:style-name="Standard"><text:tab/><text:tab/>Nous vous communiquons un deuxième supplément d'ordre du jour pour la séance du Conseil communal de ce <text:change-start text:change-id="ct163634960"/>self.utranslate("weekday_%s" % self.getDate().aDay().lower(), domain="plonelocales").lower()<text:change-end text:change-id="ct163634960"/> <text:change-start text:change-id="ct163862616"/>tool.formatDate(self.getDate(), withHour=True)<text:change-end text:change-id="ct163862616"/>.</text:p>
      <text:p text:style-name="Standard"><text:span text:style-name="T2"><office:annotation><dc:creator>Gauthier Bastien</dc:creator><dc:date>2012-02-16T11:19:59</dc:date><text:p text:style-name="P7"><text:span text:style-name="T5">do text if self.getItemsSecondSuppl(itemUids)</text:span></text:p></office:annotation></text:span><text:span text:style-name="T2"><text:line-break/>Séance publique :</text:span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5"><office:annotation><dc:creator>Gauthier Bastien</dc:creator><dc:date>2012-02-14T16:41:11</dc:date><text:p text:style-name="P8"><text:span text:style-name="T5">do table- for item in self.</text:span><text:span text:style-name="T6">getItemsSecondSuppl(itemUids)</text:span></text:p></office:annotation></text:p>
            <text:p text:style-name="Standard"><text:span text:style-name="T1"><office:annotation><dc:creator>Gauthier Bastien</dc:creator><dc:date>2012-02-16T13:45:50</dc:date><text:p text:style-name="P7"><text:span text:style-name="T5">do text if item[1].getOralQuestion()</text:span></text:p></office:annotation></text:span><text:span text:style-name="T1">Question orale posée par "</text:span><text:change-start text:change-id="ct163867848"/><text:span text:style-name="T1">item[1].displayValue(item[1].listItemInitiators(), item[1].getItemInitiator())</text:span><text:change-end text:change-id="ct163867848"/><text:span text:style-name="T1">"</text:span></text:p>
            <text:p text:style-name="Standard"><text:span text:style-name="T1"><office:annotation><dc:creator>Gauthier Bastien</dc:creator><dc:date>2012-02-16T13:45:50</dc:date><text:p text:style-name="P7"><text:span text:style-name="T5">do text if not item[1].getOralQuestion() and item[1].getItemInitiator()</text:span></text:p></office:annotation></text:span><text:span text:style-name="T1">Point inscrit à la demande de "</text:span><text:change-start text:change-id="ct163933080"/><text:span text:style-name="T1">item[1].displayValue(item[1].listItemInitiators(), item[1].getItemInitiator())</text:span><text:change-end text:change-id="ct163933080"/><text:span text:style-name="T1">"</text:span></text:p>
            <text:p text:style-name="Standard"><text:change-start text:change-id="ct163869752"/><text:span text:style-name="T4">item[0]</text:span><text:change-end text:change-id="ct163869752"/><text:span text:style-name="T4">.<text:tab/></text:span><text:change-start text:change-id="ct163929280"/><text:span text:style-name="T4">item[1].Title()</text:span><text:change-end text:change-id="ct163929280"/></text:p>
            <text:p text:style-name="P3"/>
            <text:p text:style-name="Table_20_Contents"><office:annotation><dc:creator>Gauthier Bastien</dc:creator><dc:date>2012-02-15T15:26:52</dc:date><text:p text:style-name="P7"><text:span text:style-name="T5">do text</text:span></text:p><text:p text:style-name="P7"><text:span text:style-name="T5">from xhtml(item[1].Description())</text:span></text:p></office:annotation>Note explicative</text:p>
          </table:table-cell>
        </table:table-row>
      </table:table>
      <text:p text:style-name="Standard"><text:span text:style-name="T3"><office:annotation><dc:creator>Gauthier Bastien</dc:creator><dc:date>2012-02-16T11:19:59</dc:date><text:p text:style-name="P7"><text:span text:style-name="T5">do text if self.</text:span><text:span text:style-name="T6">getItemsSecondSuppl(itemUids, privacy='secret')</text:span></text:p></office:annotation></text:span><text:span text:style-name="T3"><text:line-break/></text:span><text:span text:style-name="T2">Huis clos :</text:span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"><office:annotation><dc:creator>Gauthier Bastien</dc:creator><dc:date>2012-02-14T16:41:11</dc:date><text:p text:style-name="P8"><text:span text:style-name="T5">do table- for item in self.</text:span><text:span text:style-name="T6">getItemsSecondSuppl(itemUids, privacy='secret')</text:span></text:p></office:annotation></text:p>
            <text:p text:style-name="Standard"><text:span text:style-name="T1"><office:annotation><dc:creator>Gauthier Bastien</dc:creator><dc:date>2012-02-16T13:45:50</dc:date><text:p text:style-name="P7"><text:span text:style-name="T5">do text if item[1].getOralQuestion()</text:span></text:p></office:annotation></text:span><text:span text:style-name="T1">Question orale posée par "</text:span><text:change-start text:change-id="ct163532416"/><text:span text:style-name="T1">item[1].displayValue(item[1].listItemInitiators(), item[1].getItemInitiator())</text:span><text:change-end text:change-id="ct163532416"/><text:span text:style-name="T1">"</text:span></text:p>
            <text:p text:style-name="P3"><text:span text:style-name="T2"><office:annotation><dc:creator>Gauthier Bastien</dc:creator><dc:date>2012-02-16T13:45:50</dc:date><text:p text:style-name="P7"><text:span text:style-name="T5">do text if not item[1].getOralQuestion() and item[1].getItemInitiator()</text:span></text:p></office:annotation></text:span><text:span text:style-name="T2">Point inscrit à la demande de "</text:span><text:change-start text:change-id="ct163530680"/><text:span text:style-name="T2">item[1].displayValue(item[1].listItemInitiators(), item[1].getItemInitiator())</text:span><text:change-end text:change-id="ct163530680"/><text:span text:style-name="T2">"</text:span></text:p>
            <text:p text:style-name="P5"><text:change-start text:change-id="ct163928488"/>item[0]<text:change-end text:change-id="ct163928488"/>.<text:tab/><text:change-start text:change-id="ct163995232"/>item[1].Title()<text:change-end text:change-id="ct163995232"/></text:p>
            <text:p text:style-name="Table_20_Contents"/>
            <text:p text:style-name="Table_20_Contents"><office:annotation><dc:creator>Gauthier Bastien</dc:creator><dc:date>2012-02-15T15:26:52</dc:date><text:p text:style-name="P7"><text:span text:style-name="T5">do text</text:span></text:p><text:p text:style-name="P7"><text:span text:style-name="T5">from xhtml(item[1].Description())</text:span></text:p></office:annotation>Note explicative</text:p>
          </table:table-cell>
        </table:table-row>
      </table:table>
      <text:p text:style-name="Standard"/>
      <text:p text:style-name="Standard"><text:tab/>Nous vous prions d'agréer, Madame la Conseillère, Monsieur le Conseiller, l'expression de nos sentiments distingués,</text:p>
      <text:p text:style-name="Standard"/>
      <text:p text:style-name="Standard">Par le Collège :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2"><text:change-start text:change-id="ct163661808"/>self.getSignatures().split('\n')[0]<text:change-end text:change-id="ct163661808"/></text:p>
          </table:table-cell>
          <table:table-cell table:style-name="Tableau6.A1" office:value-type="string">
            <text:p text:style-name="P2"><text:change-start text:change-id="ct163933224"/>self.getSignatures().split('\n')[2]<text:change-end text:change-id="ct163933224"/></text:p>
          </table:table-cell>
        </table:table-row>
        <table:table-row>
          <table:table-cell table:style-name="Tableau6.A1" office:value-type="string">
            <text:p text:style-name="P2"/>
          </table:table-cell>
          <table:table-cell table:style-name="Tableau6.A1" office:value-type="string">
            <text:p text:style-name="P2"/>
          </table:table-cell>
        </table:table-row>
        <table:table-row>
          <table:table-cell table:style-name="Tableau6.A1" office:value-type="string">
            <text:p text:style-name="P2"/>
          </table:table-cell>
          <table:table-cell table:style-name="Tableau6.A1" office:value-type="string">
            <text:p text:style-name="P2"/>
          </table:table-cell>
        </table:table-row>
        <table:table-row>
          <table:table-cell table:style-name="Tableau6.A1" office:value-type="string">
            <text:p text:style-name="P2"/>
          </table:table-cell>
          <table:table-cell table:style-name="Tableau6.A1" office:value-type="string">
            <text:p text:style-name="P2"/>
          </table:table-cell>
        </table:table-row>
        <table:table-row>
          <table:table-cell table:style-name="Tableau6.A1" office:value-type="string">
            <text:p text:style-name="P2"/>
          </table:table-cell>
          <table:table-cell table:style-name="Tableau6.A1" office:value-type="string">
            <text:p text:style-name="P2"/>
          </table:table-cell>
        </table:table-row>
        <text:soft-page-break/>
        <table:table-row>
          <table:table-cell table:style-name="Tableau6.A1" office:value-type="string">
            <text:p text:style-name="P2"><text:change-start text:change-id="ct163537120"/>self.getSignatures().split('\n')[1]<text:change-end text:change-id="ct163537120"/></text:p>
          </table:table-cell>
          <table:table-cell table:style-name="Tableau6.A1" office:value-type="string">
            <text:p text:style-name="P2"><text:change-start text:change-id="ct164028984"/>self.getSignatures().split('\n')[3]<text:change-end text:change-id="ct164028984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</text:page-number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Bastien</meta:initial-creator>
    <meta:creation-date>2012-02-14T16:23:17</meta:creation-date>
    <dc:date>2012-07-02T16:42:45</dc:date>
    <dc:creator>Gauthier Bastien</dc:creator>
    <meta:editing-duration>PT5H27M38S</meta:editing-duration>
    <meta:editing-cycles>85</meta:editing-cycles>
    <meta:generator>LibreOffice/3.5$Linux_x86 LibreOffice_project/350m1$Build-2</meta:generator>
    <meta:document-statistic meta:table-count="3" meta:image-count="0" meta:object-count="0" meta:page-count="2" meta:paragraph-count="23" meta:word-count="106" meta:character-count="1128" meta:non-whitespace-character-count="1044"/>
  </office:meta>
</office:document-meta>
</file>